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5081" officeooo:paragraph-rsid="000d50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INTRO TBD </text:p>
        </text:list-item>
        <text:list-item>
          <text:p text:style-name="P1">Dom sees a mage getting mugged, stops the robbers and the mage saves him from getting shot. He sees the mage use magic, but the mage tells him he’s seeing things.</text:p>
        </text:list-item>
        <text:list-item>
          <text:p text:style-name="P1">Dom becomes consumed thinking about this event, until he follows the mage and sees him use a spell to put out some lamps</text:p>
        </text:list-item>
        <text:list-item>
          <text:p text:style-name="P1">Dom runs home to think about what he saw, and slowly figures out how magic works</text:p>
        </text:list-item>
        <text:list-item>
          <text:p text:style-name="P1">Over the next couple days, he uses magic to so silly things like put out lights and light matches and stuff</text:p>
        </text:list-item>
        <text:list-item>
          <text:p text:style-name="P1">One day, he tries to use a spell and does something wrong (that thing TBD), and he accidentally summons a full-on demon into his workplace. </text:p>
        </text:list-item>
        <text:list-item>
          <text:p text:style-name="P1">The demon chases him, but he can’t run fast like he’s in a dream. <text:s/>Demon catches him, beats him, it’s really bad, and then Dom passes out.</text:p>
        </text:list-item>
        <text:list-item>
          <text:p text:style-name="P1">He wakes up in Jed’s house, and Jed tells him that he got a lot of people killed and accuses him of doing it on purpose. <text:s/>Dom convinces him as best he can that he didn’t after a bit of magic nonesense that scares the shit out of Dom</text:p>
        </text:list-item>
        <text:list-item>
          <text:p text:style-name="P1">Dom learns that, although he’s <text:span text:style-name="T1">super </text:span><text:span text:style-name="T2">done with magic after getting beaten to death nearly, he’s going to have to learn at least a little bit of magic for his safety and others</text:span></text:p>
        </text:list-item>
        <text:list-item>
          <text:p text:style-name="P1"><text:span text:style-name="T2">Dom learns the ABCs of magic from Jed. <text:s/>About The Power and The Dream.</text:span></text:p>
        </text:list-item>
        <text:list-item>
          <text:p text:style-name="P1"><text:span text:style-name="T2">Dom’s out of work (probably why this whole thing got started), and Jed says good! You can come work with me! <text:s/>You start Tuesday!</text:span></text:p>
        </text:list-item>
        <text:list-item>
          <text:p text:style-name="P1"><text:span text:style-name="T2">Dom shows up to the address only to learn that Jed runs a diner out of a defunct cable car. <text:s/>Dom works a long shift at the diner and, there, he learns about the customers and makes the first steps toward learning Jed’s philosophy of magic. <text:s/>Mr. Miyagi-style, yaknow</text:span></text:p>
        </text:list-item>
        <text:list-item>
          <text:p text:style-name="P1"><text:span text:style-name="T2">Dom asks Jed why he runs a diner if he can use magic, and Jed just answers simply that he likes the work. <text:s/>Dom thinks he’s being evasive, but Jed’s serious.</text:span></text:p>
        </text:list-item>
        <text:list-item>
          <text:p text:style-name="P1"><text:span text:style-name="T2">On his way home, Dom runs across a demon and then witnesses a mage attack it. <text:s/>A battle ensues and the mage kills the demon. <text:s/>When the demon is dying, it manages to catch Dom and he gets into a bad situation.</text:span></text:p>
        </text:list-item>
        <text:list-item>
          <text:p text:style-name="P1"><text:span text:style-name="T2">Yunjin, the mage, saves him from the demon and the meet for the first time. <text:s/>Step one here on the romance track.</text:span></text:p>
        </text:list-item>
        <text:list-item>
          <text:p text:style-name="P1"><text:span text:style-name="T2">Dom wakes up the next morning at Jed’s and they’re prepping to go the the park. <text:s/>On the way there, Jed teaches him about the Magocracy, and takls to him about the demon that died last night. <text:s/>He explains how Mages make money – hunting demons, and ruling the city from the shadows. <text:s/>Jed suggests he do something else, and not work as a mage. Shit’s dangerous. <text:s/>They get in a fight and Jed decides to take Dom to a different part of the park to show him what fighting a demon is really like</text:span></text:p>
        </text:list-item>
        <text:list-item>
          <text:p text:style-name="P1"><text:span text:style-name="T2">They go to a dark tunnel that looks abandoned, and they face a Mouther. <text:s/>Scary shit, but easy to kill. <text:s/>Jed is pretty rough with him, but teaches him how to kill the demon. <text:s/>It goes pretty well at first, but Dom messes something up.</text:span></text:p>
        </text:list-item>
        <text:list-item>
          <text:p text:style-name="P1"><text:span text:style-name="T2">The mess-up is dramatic, and Dom manages to pull it out barely so that Jed can fix the situation. Dom is pissed, and Jed allows him to exorcist the demon. <text:s/>Dom storms off.</text:span></text:p>
        </text:list-item>
        <text:list-item>
          <text:p text:style-name="P1"><text:span text:style-name="T2">Storming through the city, Dom gets assailed by a homeless woman in a wheelchair who says she’s dying and needs help. <text:s/>Turns out that she’s not dying, but she does need her bag fixed. Dom fixes it with magic, and she freaks out on him again. <text:s/>He’s a spy, ect ect. <text:s/>A woman appears to stop her from screaming – Yunjin. <text:s/>Oh boy.</text:span></text:p>
        </text:list-item>
        <text:list-item>
          <text:p text:style-name="P1"><text:span text:style-name="T2">Yunjin invites Dom into her store and they talk about like and magic and whatnot. <text:s/>Romance track step 2 here. <text:s/>Maybe here’s where Dom convinces himself that she’s flirting with him, but then finds out that she’s dating a girl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9:10:39.089354994</meta:creation-date>
    <dc:date>2024-02-01T22:48:34.018225153</dc:date>
    <meta:editing-duration>PT3H37M55S</meta:editing-duration>
    <meta:editing-cycles>1</meta:editing-cycles>
    <meta:document-statistic meta:table-count="0" meta:image-count="0" meta:object-count="0" meta:page-count="1" meta:paragraph-count="20" meta:word-count="703" meta:character-count="3566" meta:non-whitespace-character-count="2875"/>
    <meta:generator>LibreOffice/7.6.4.1$Linux_X86_64 LibreOffice_project/60$Build-1</meta:generator>
  </office:meta>
</office:document-meta>
</file>